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44A000001C737AE8CA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Odvolaci_5f_udaje" style:display-name="Odvolaci_udaje" style:family="table">
      <style:table-properties style:width="15.997cm" table:align="left" style:writing-mode="lr-tb"/>
    </style:style>
    <style:style style:name="Odvolaci_5f_udaje.A" style:display-name="Odvolaci_udaje.A" style:family="table-column">
      <style:table-column-properties style:column-width="4.001cm"/>
    </style:style>
    <style:style style:name="Odvolaci_5f_udaje.B" style:display-name="Odvolaci_udaje.B" style:family="table-column">
      <style:table-column-properties style:column-width="3.993cm"/>
    </style:style>
    <style:style style:name="Odvolaci_5f_udaje.C" style:display-name="Odvolaci_udaje.C" style:family="table-column">
      <style:table-column-properties style:column-width="4.018cm"/>
    </style:style>
    <style:style style:name="Odvolaci_5f_udaje.D" style:display-name="Odvolaci_udaje.D" style:family="table-column">
      <style:table-column-properties style:column-width="3.985cm"/>
    </style:style>
    <style:style style:name="P1" style:family="paragraph" style:parent-style-name="Text_20_body">
      <style:paragraph-properties fo:text-align="start" style:justify-single-word="false">
        <style:tab-stops>
          <style:tab-stop style:position="5.08cm"/>
          <style:tab-stop style:position="10.252cm"/>
          <style:tab-stop style:position="14.002cm"/>
        </style:tab-stops>
      </style:paragraph-properties>
      <style:text-properties fo:font-size="11pt" fo:language="en" fo:country="US" officeooo:rsid="00050e1d" officeooo:paragraph-rsid="0018c4be" style:font-size-asian="11pt" style:font-size-complex="11pt"/>
    </style:style>
    <style:style style:name="P2" style:family="paragraph" style:parent-style-name="Text_20_body">
      <style:paragraph-properties fo:text-align="justify" style:justify-single-word="false">
        <style:tab-stops>
          <style:tab-stop style:position="5.08cm"/>
          <style:tab-stop style:position="10.252cm"/>
          <style:tab-stop style:position="14.002cm"/>
        </style:tab-stops>
      </style:paragraph-properties>
      <style:text-properties fo:language="en" fo:country="US" officeooo:paragraph-rsid="0018b8f2"/>
    </style:style>
    <style:style style:name="P3" style:family="paragraph" style:parent-style-name="Standard">
      <style:text-properties officeooo:paragraph-rsid="0018c4b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officeooo:paragraph-rsid="0018c4be"/>
    </style:style>
    <style:style style:name="P6" style:family="paragraph" style:parent-style-name="Standard" style:list-style-name="L2">
      <style:text-properties fo:language="en" fo:country="US" officeooo:paragraph-rsid="0018c4be"/>
    </style:style>
    <style:style style:name="P7" style:family="paragraph" style:parent-style-name="Standard">
      <style:text-properties fo:language="en" fo:country="US" officeooo:paragraph-rsid="0019ab57"/>
    </style:style>
    <style:style style:name="P8" style:family="paragraph" style:parent-style-name="Vec">
      <style:text-properties style:font-name="Liberation Sans3" fo:font-size="11pt" fo:language="en" fo:country="US" officeooo:rsid="000584c9" officeooo:paragraph-rsid="0017ada5" style:font-size-asian="11pt" style:font-size-complex="11pt"/>
    </style:style>
    <style:style style:name="P9" style:family="paragraph" style:parent-style-name="Adresa" style:master-page-name="First_20_Page">
      <style:paragraph-properties style:page-number="auto"/>
      <style:text-properties fo:language="en" fo:country="US" officeooo:rsid="0011b732" officeooo:paragraph-rsid="0018b8f2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9ab57"/>
    </style:style>
    <style:style style:name="P1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fo:language="en" fo:country="US" officeooo:paragraph-rsid="000a295f" style:font-size-asian="10pt" style:font-name-complex="Arial" style:font-size-complex="10pt"/>
    </style:style>
    <style:style style:name="P1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en" fo:country="US"/>
    </style:style>
    <style:style style:name="P14" style:family="paragraph" style:parent-style-name="Table_20_Contents">
      <style:text-properties style:font-name="Liberation Sans3" fo:font-size="11pt" fo:language="en" fo:country="US" fo:font-weight="normal" officeooo:paragraph-rsid="0018c4be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fo:color="#333333" style:font-name="Liberation Sans3" fo:font-size="10pt" fo:language="en" fo:country="US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fo:color="#333333" style:font-name="Liberation Sans3" fo:font-size="10pt" fo:language="en" fo:country="US" fo:font-weight="normal" officeooo:paragraph-rsid="0018c4be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font-size="11pt" fo:language="en" fo:country="US" style:font-size-asian="11pt" style:font-size-complex="11pt"/>
    </style:style>
    <style:style style:name="P18" style:family="paragraph" style:parent-style-name="Salutation">
      <style:paragraph-properties fo:margin-left="9.446cm" fo:margin-right="0cm" fo:text-indent="0cm" style:auto-text-indent="false"/>
      <style:text-properties style:font-name="Liberation Sans3" fo:language="en" fo:country="US" officeooo:rsid="00050e1d" officeooo:paragraph-rsid="001912ac"/>
    </style:style>
    <style:style style:name="P19" style:family="paragraph" style:parent-style-name="Signature">
      <style:paragraph-properties fo:margin-left="0cm" fo:margin-right="0cm" fo:text-indent="0cm" style:auto-text-indent="false"/>
      <style:text-properties style:font-name="Liberation Sans3" fo:language="en" fo:country="US" officeooo:paragraph-rsid="000e7b9f"/>
    </style:style>
    <style:style style:name="P20" style:family="paragraph" style:parent-style-name="Signature">
      <style:paragraph-properties fo:margin-left="0cm" fo:margin-right="0cm" fo:text-indent="0cm" style:auto-text-indent="false"/>
      <style:text-properties style:font-name="Liberation Sans3" fo:language="en" fo:country="US" fo:font-style="italic" officeooo:paragraph-rsid="001912ac" style:font-style-asian="italic" style:font-style-complex="italic"/>
    </style:style>
    <style:style style:name="P21" style:family="paragraph" style:parent-style-name="Signature">
      <style:paragraph-properties fo:margin-left="9.446cm" fo:margin-right="0cm" fo:text-align="start" style:justify-single-word="false" fo:text-indent="0cm" style:auto-text-indent="false"/>
      <style:text-properties style:font-name="Liberation Sans3" fo:language="en" fo:country="US" officeooo:paragraph-rsid="000e7b9f"/>
    </style:style>
    <style:style style:name="P22" style:family="paragraph" style:parent-style-name="Signature">
      <style:paragraph-properties fo:margin-left="9.446cm" fo:margin-right="0cm" fo:text-align="start" style:justify-single-word="false" fo:text-indent="0cm" style:auto-text-indent="false"/>
      <style:text-properties fo:language="en" fo:country="US" officeooo:paragraph-rsid="000e7b9f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 fo:font-size="10pt" style:font-size-asian="10pt" style:font-name-complex="Arial" style:font-size-complex="10pt"/>
    </style:style>
    <style:style style:name="T2" style:family="text">
      <style:text-properties style:font-name="Liberation Sans3" fo:font-size="10pt" officeooo:rsid="000b7174" style:font-size-asian="10pt" style:font-name-complex="Arial" style:font-size-complex="10pt"/>
    </style:style>
    <style:style style:name="T3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Liberation Sans3" fo:font-size="10pt" fo:language="en" fo:country="US" style:font-size-asian="10pt" style:font-name-complex="Arial" style:font-size-complex="10pt"/>
    </style:style>
    <style:style style:name="T7" style:family="text">
      <style:text-properties style:font-name="Liberation Sans3" fo:font-size="10pt" fo:language="en" fo:country="US" officeooo:rsid="0019ab57" style:font-size-asian="10pt" style:font-name-complex="Arial" style:font-size-complex="10pt"/>
    </style:style>
    <style:style style:name="T8" style:family="text">
      <style:text-properties style:font-name="Liberation Sans3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Liberation Sans3" officeooo:rsid="000048f8"/>
    </style:style>
    <style:style style:name="T10" style:family="text">
      <style:text-properties style:font-name="Liberation Mono" fo:font-size="9.5pt" fo:language="cs" fo:country="CZ" style:font-size-asian="9.5pt" style:font-name-complex="Arial" style:font-size-complex="9.5pt"/>
    </style:style>
    <style:style style:name="T11" style:family="text">
      <style:text-properties style:font-name="Liberation Mono" fo:font-size="9.5pt" style:font-size-asian="9.5pt" style:font-name-complex="Arial" style:font-size-complex="9.5pt"/>
    </style:style>
    <style:style style:name="T12" style:family="text">
      <style:text-properties style:font-name="Liberation Mono" fo:font-size="9.5pt" fo:language="en" fo:country="US" style:font-size-asian="9.5pt" style:font-name-complex="Arial" style:font-size-complex="9.5pt"/>
    </style:style>
    <style:style style:name="T13" style:family="text">
      <style:text-properties style:font-name="Liberation Sans4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14" style:family="text">
      <style:text-properties style:font-name="Liberation Sans4" fo:font-size="10pt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15" style:family="text">
      <style:text-properties style:font-name="Liberation Sans4" fo:font-size="10pt" fo:language="en" fo:country="US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16" style:family="text">
      <style:text-properties fo:font-size="11pt" fo:language="cs" fo:country="CZ" officeooo:rsid="0011b732" style:font-size-asian="11pt" style:font-size-complex="11pt"/>
    </style:style>
    <style:style style:name="T17" style:family="text">
      <style:text-properties fo:font-size="11pt" fo:language="cs" fo:country="CZ" officeooo:rsid="0018c4be" style:font-size-asian="11pt" style:font-size-complex="11pt"/>
    </style:style>
    <style:style style:name="T18" style:family="text">
      <style:text-properties fo:font-size="11pt" fo:language="cs" fo:country="CZ" fo:font-weight="bold" officeooo:rsid="0018b8f2" style:font-size-asian="11pt" style:font-weight-asian="bold" style:font-size-complex="11pt" style:font-weight-complex="bold"/>
    </style:style>
    <style:style style:name="T19" style:family="text">
      <style:text-properties fo:font-size="11pt" fo:language="cs" fo:country="CZ" fo:font-weight="bold" officeooo:rsid="0018c4be" style:font-size-asian="11pt" style:font-weight-asian="bold" style:font-size-complex="11pt" style:font-weight-complex="bold"/>
    </style:style>
    <style:style style:name="T20" style:family="text">
      <style:text-properties fo:font-size="11pt" fo:language="cs" fo:country="CZ" fo:font-weight="normal" officeooo:rsid="0018c4be" style:font-size-asian="11pt" style:font-weight-asian="normal" style:font-size-complex="11pt" style:font-weight-complex="normal"/>
    </style:style>
    <style:style style:name="T21" style:family="text">
      <style:text-properties fo:font-size="11pt" fo:language="cs" fo:country="CZ" fo:font-weight="normal" officeooo:rsid="0018b8f2" style:font-size-asian="11pt" style:font-weight-asian="normal" style:font-size-complex="11pt" style:font-weight-complex="normal"/>
    </style:style>
    <style:style style:name="T22" style:family="text">
      <style:text-properties fo:font-size="11pt" fo:language="cs" fo:country="CZ" fo:font-weight="normal" officeooo:rsid="001561bf" style:font-size-asian="11pt" style:font-weight-asian="normal" style:font-size-complex="11pt" style:font-weight-complex="normal"/>
    </style:style>
    <style:style style:name="T23" style:family="text">
      <style:text-properties fo:font-size="11pt" fo:language="cs" fo:country="CZ" fo:font-weight="normal" officeooo:rsid="001912ac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18b8f2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18c4be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1912ac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1561bf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19ab57" style:font-size-asian="11pt" style:font-weight-asian="normal" style:font-size-complex="11pt" style:font-weight-complex="normal"/>
    </style:style>
    <style:style style:name="T29" style:family="text">
      <style:text-properties fo:font-size="11pt" fo:font-weight="bold" officeooo:rsid="0018b8f2" style:font-size-asian="11pt" style:font-weight-asian="bold" style:font-size-complex="11pt" style:font-weight-complex="bold"/>
    </style:style>
    <style:style style:name="T30" style:family="text">
      <style:text-properties fo:font-size="11pt" fo:font-weight="bold" officeooo:rsid="0018c4be" style:font-size-asian="11pt" style:font-weight-asian="bold" style:font-size-complex="11pt" style:font-weight-complex="bold"/>
    </style:style>
    <style:style style:name="T31" style:family="text">
      <style:text-properties fo:font-size="11pt" officeooo:rsid="0011b732" style:font-size-asian="11pt" style:font-size-complex="11pt"/>
    </style:style>
    <style:style style:name="T32" style:family="text">
      <style:text-properties fo:font-size="11pt" officeooo:rsid="0018c4be" style:font-size-asian="11pt" style:font-size-complex="11pt"/>
    </style:style>
    <style:style style:name="T33" style:family="text">
      <style:text-properties fo:font-size="11pt" fo:language="en" fo:country="US" officeooo:rsid="0018c4be" style:font-size-asian="11pt" style:font-size-complex="11pt"/>
    </style:style>
    <style:style style:name="T34" style:family="text">
      <style:text-properties fo:font-size="11pt" fo:language="en" fo:country="US" fo:font-weight="normal" officeooo:rsid="001561bf" style:font-size-asian="11pt" style:font-weight-asian="normal" style:font-size-complex="11pt" style:font-weight-complex="normal"/>
    </style:style>
    <style:style style:name="T35" style:family="text">
      <style:text-properties fo:font-weight="bold" officeooo:rsid="0018c4be" style:font-weight-asian="bold" style:font-weight-complex="bold"/>
    </style:style>
    <style:style style:name="T36" style:family="text">
      <style:text-properties fo:font-weight="bold" officeooo:rsid="001912ac" style:font-weight-asian="bold" style:font-weight-complex="bold"/>
    </style:style>
    <style:style style:name="T37" style:family="text">
      <style:text-properties officeooo:rsid="0018b8f2"/>
    </style:style>
    <style:style style:name="T38" style:family="text">
      <style:text-properties officeooo:rsid="0018c4be"/>
    </style:style>
    <style:style style:name="T39" style:family="text">
      <style:text-properties fo:font-weight="normal" officeooo:rsid="0018c4be" style:font-weight-asian="normal" style:font-weight-complex="normal"/>
    </style:style>
    <style:style style:name="T40" style:family="text">
      <style:text-properties officeooo:rsid="001912ac"/>
    </style:style>
    <style:style style:name="T41" style:family="text">
      <style:text-properties officeooo:rsid="0019ab57"/>
    </style:style>
    <style:style style:name="T42" style:family="text">
      <style:text-properties fo:language="en" fo:country="US" fo:font-weight="normal" officeooo:rsid="0018c4b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7">Pirate Parties International<text:line-break/></text:span><text:span text:style-name="T40">Brussels</text:span></text:p>
      <table:table table:name="Odvolaci_udaje" table:style-name="Odvolaci_5f_udaje">
        <table:table-column table:style-name="Odvolaci_5f_udaje.A"/>
        <table:table-column table:style-name="Odvolaci_5f_udaje.B"/>
        <table:table-column table:style-name="Odvolaci_5f_udaje.C"/>
        <table:table-column table:style-name="Odvolaci_5f_udaje.D"/>
        <table:table-row>
          <table:table-cell office:value-type="string">
            <text:p text:style-name="P15"/>
          </table:table-cell>
          <table:table-cell office:value-type="string">
            <text:p text:style-name="P15"/>
          </table:table-cell>
          <table:table-cell office:value-type="string">
            <text:p text:style-name="P16"><text:span text:style-name="T38">Our sign</text:span></text:p>
          </table:table-cell>
          <table:table-cell office:value-type="string">
            <text:p text:style-name="P14"><text:span text:style-name="T38">July 26, 2013</text:span></text:p>
          </table:table-cell>
        </table:table-row>
        <table:table-row>
          <table:table-cell office:value-type="string">
            <text:p text:style-name="P17"/>
          </table:table-cell>
          <table:table-cell office:value-type="string">
            <text:p text:style-name="P17"/>
          </table:table-cell>
          <table:table-cell office:value-type="string">
            <text:p text:style-name="P17"><text:variable-set text:name="Spisova_zn" office:value-type="string">RP 17/2013</text:variable-set></text:p>
          </table:table-cell>
          <table:table-cell office:value-type="string">
            <text:p text:style-name="P17"><text:variable-set text:name="Město_odesilatele" office:value-type="string">Praha, Czech Republic</text:variable-set></text:p>
          </table:table-cell>
        </table:table-row>
      </table:table>
      <text:p text:style-name="P8"><text:span text:style-name="T40">Letter of </text:span><text:span text:style-name="T37">Full Powers </text:span><text:s/></text:p>
      <text:p text:style-name="P2"><text:span text:style-name="T24">I certify that the undermentioned member of the Czech Pirate Party was delegated to </text:span><text:span text:style-name="T25">represent the </text:span><text:span text:style-name="T24">Czech Pirate Party to the exten</text:span><text:span text:style-name="T25">t</text:span><text:span text:style-name="T24"> provided.</text:span><text:span text:style-name="T29"> </text:span><text:span text:style-name="T26">The representative is allowed to appoint another representative to act on his behalf.</text:span></text:p>
      <text:p text:style-name="P5"><text:span text:style-name="T30">Representative</text:span><text:span text:style-name="T31">: <text:tab/><text:tab/></text:span><text:span text:style-name="T32">Ms Markéta Gregorová</text:span></text:p>
      <text:p text:style-name="P5"><text:span text:style-name="T32"><text:tab/><text:tab/><text:tab/><text:tab/>delegated Head of the International Department</text:span></text:p>
      <text:p text:style-name="P3"><text:span text:style-name="T33"><text:tab/><text:tab/><text:tab/><text:tab/></text:span><text:a xlink:type="simple" xlink:href="mailto:marketa.gregorova@pirati.cz"><text:span text:style-name="T33">marketa.gregorova@pirati.cz</text:span></text:a></text:p>
      <text:p text:style-name="P1"><text:span text:style-name="T36">E</text:span><text:span text:style-name="T35">xtent of full powers:</text:span></text:p>
      <text:list xml:id="list3749572217133583806" text:style-name="L2">
        <text:list-item>
          <text:p text:style-name="P6"><text:span text:style-name="T25">To act on behalf of the Czech Pirate Party with Pirate Parties International, as far as internal affairs of the Pirate Parties International are concerned, with the right to vote.</text:span></text:p>
        </text:list-item>
        <text:list-item>
          <text:p text:style-name="P6"><text:span text:style-name="T25">Treaties that impose </text:span><text:span text:style-name="T28">enforceable</text:span><text:span text:style-name="T25"> obligations on the Czech Pirate Party shall be signed with the reservation of ratification.</text:span></text:p>
          <text:p text:style-name="P6"><text:span text:style-name="T25"/></text:p>
        </text:list-item>
      </text:list>
      <text:p text:style-name="P4"><text:span text:style-name="T35">Duration of full powers:<text:tab/></text:span><text:span text:style-name="T39">One year from the day of issue of this letter</text:span></text:p>
      <text:p text:style-name="P3"><text:span text:style-name="T42"><text:tab/><text:tab/><text:tab/><text:tab/>Check the validity on </text:span><text:a xlink:type="simple" xlink:href="http://pirati.cz/info/jednani"><text:span text:style-name="T34">http://pirati.cz/info/jednani</text:span></text:a></text:p>
      <text:p text:style-name="P4"><text:span text:style-name="T40"/></text:p>
      <text:p text:style-name="P7"><text:span text:style-name="T40">This letter has been issued pursuant to § 19 of the Statute of for the Departments and Commissions, according to which the Pre</text:span><text:span text:style-name="T41">s</text:span><text:span text:style-name="T40">i</text:span><text:span text:style-name="T41">d</text:span><text:span text:style-name="T40">ent of the Party or the Vice </text:span><text:span text:style-name="T41">P</text:span><text:span text:style-name="T40">resident may issue</text:span><text:span text:style-name="T41"> a certificate, which attests the power of an entitled person to act on the behalf of the Party.</text:span></text:p>
      <text:p text:style-name="P18"><text:span text:style-name="T40">On behalf of the Czech Pirate Party,</text:span></text:p>
      <text:p text:style-name="P22"><text:span text:style-name="T9"><text:variable-set text:name="Jmeno_odesilatele" text:formula="ooow:jméno" office:value-type="float" office:value="0" style:data-style-name="N0"/></text:span><text:span text:style-name="T9"><text:initial-creator>Jakub Michálek</text:initial-creator></text:span></text:p>
      <text:p text:style-name="P21"><text:variable-set text:name="Funkce_adresata" office:value-type="string">Vice President</text:variable-set></text:p>
      <text:p text:style-name="P19"/>
      <text:p text:style-name="P20"><text:span text:style-name="T40">This letter has been electronically signed pursuant to the Act No. 227/2000 Coll., on the electronic signatures and on the amendment to cer</text:span><text:span text:style-name="T41">t</text:span><text:span text:style-name="T40">ain other a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fo:hyphenation-ladder-count="2" style:page-number="auto" fo:background-color="transparent" style:shadow="none" style:writing-mode="lr-tb">
        <style:tab-stops/>
        <style:background-image/>
      </style:paragraph-properties>
      <style:text-properties fo:color="#333333" style:font-name="Liberation Sans" fo:font-size="11pt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text-align="justify" style:justify-single-word="false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style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style:contextual-spacing="false" fo:text-align="start" style:justify-single-word="false" fo:text-indent="0cm" style:auto-text-indent="false" style:shadow="none">
        <style:tab-stops/>
      </style:paragraph-properties>
      <style:text-properties fo:font-size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style:contextual-spacing="false" style:page-number="auto"/>
      <style:text-properties fo:color="#333333" style:font-name="Liberation Sans2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1cm" style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0cm" fo:margin-bottom="0cm" style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style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9ab57"/>
    </style:style>
    <style:style style:name="MP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fo:language="en" fo:country="US" officeooo:paragraph-rsid="000a295f" style:font-size-asian="10pt" style:font-name-complex="Arial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officeooo:rsid="000b7174" style:font-size-asian="10pt" style:font-name-complex="Arial" style:font-size-complex="10pt"/>
    </style:style>
    <style:style style:name="MT3" style:family="text">
      <style:text-properties style:font-name="Liberation Sans3" fo:font-size="10pt" fo:language="en" fo:country="US" style:font-size-asian="10pt" style:font-name-complex="Arial" style:font-size-complex="10pt"/>
    </style:style>
    <style:style style:name="MT4" style:family="text">
      <style:text-properties style:font-name="Liberation Sans3" fo:font-size="10pt" fo:language="en" fo:country="US" officeooo:rsid="0019ab57" style:font-size-asian="10pt" style:font-name-complex="Arial" style:font-size-complex="10pt"/>
    </style:style>
    <style:style style:name="MT5" style:family="text">
      <style:text-properties style:font-name="Liberation Sans4" fo:font-size="10pt" fo:language="en" fo:country="US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MT6" style:family="text">
      <style:text-properties style:font-name="Liberation Sans3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officeooo:rsid="0019ab57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984cm" fo:margin-bottom="1.004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133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02cm" fo:margin-left="2.499cm" fo:margin-right="2.499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31cm" fo:margin-left="0cm" fo:margin-right="0cm" fo:margin-bottom="0cm" style:dynamic-spacing="false"/>
      </style:header-style>
      <style:footer-style>
        <style:header-footer-properties svg:height="1.958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text:anchor-type="paragraph" draw:z-index="0" draw:style-name="Mgr1" draw:text-style-name="MP3" svg:width="5.666cm" svg:height="2.347cm" svg:x="-0.415cm" svg:y="-0.392cm"><draw:image xlink:href="Pictures/100002010000044A000001C737AE8CA5.png" xlink:type="simple" xlink:show="embed" xlink:actuate="onLoad"><text:p/></draw:image></draw:frame></text:p>
      </style:header>
      <style:footer>
        <text:p text:style-name="MP4"><text:span text:style-name="MT3">Česká pirátská strana • </text:span><text:bookmark text:name="ctl00_Application_lblAdresaSidla"/><text:span text:style-name="MT3">Dalimilova 457/6, </text:span><text:bookmark text:name="ctl00_Application_lblAdresaSidla1"/><text:span text:style-name="MT3">130 00 Praha </text:span><text:span text:style-name="MT4">3</text:span><text:span text:style-name="MT3"> </text:span><text:span text:style-name="MT5"><text:line-break/></text:span><text:span text:style-name="MT6">Tel</text:span><text:span text:style-name="MT3">. +420 775 978 550 • </text:span><text:span text:style-name="MT6">Web</text:span><text:span text:style-name="MT3"> </text:span><text:a xlink:type="simple" xlink:href="http://www.pirati.cz/"><text:span text:style-name="MT3">http://www.pirati.cz</text:span></text:a><text:span text:style-name="MT3"> • E-mail </text:span><text:a xlink:type="simple" xlink:href="mailto:info@pirati.cz"><text:span text:style-name="MT3">info@pirati.cz</text:span></text:a></text:p>
        <text:p text:style-name="MP5">Transpar<text:span text:style-name="MT7">ent account</text:span>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5T23:33:57</meta:creation-date>
    <meta:editing-cycles>5</meta:editing-cycles>
    <meta:editing-duration>PT3M28S</meta:editing-duration>
    <meta:generator>LibreOffice/4.0.2.2$Linux_x86 LibreOffice_project/400m0$Build-2</meta:generator>
    <dc:title>Pirátský dopis</dc:title>
    <meta:initial-creator>Jakub Michálek</meta:initial-creator>
    <dc:date>2013-07-26T19:12:47</dc:date>
    <dc:creator>Jakub Michálek</dc:creator>
    <meta:document-statistic meta:table-count="1" meta:image-count="0" meta:object-count="0" meta:page-count="1" meta:paragraph-count="24" meta:word-count="249" meta:character-count="1568" meta:non-whitespace-character-count="1326"/>
    <meta:user-defined meta:name="Informace 1"/>
    <meta:user-defined meta:name="Informace 2"/>
    <meta:user-defined meta:name="Informace 3"/>
    <meta:user-defined meta:name="Informace 4"/>
    <meta:template xlink:type="simple" xlink:actuate="onRequest" xlink:title="Pirátský dopis" xlink:href="../Sablona_dopis.ott" meta:date="2013-07-05T23:33:53"/>
  </office:meta>
</office:document-meta>
</file>